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fo:min-height="2.662cm"/>
    </style:style>
    <style:style style:name="gr4" style:family="graphic" style:parent-style-name="standard">
      <style:graphic-properties draw:stroke="none" draw:fill="none" fo:min-height="0.744cm"/>
    </style:style>
    <style:style style:name="gr5" style:family="graphic" style:parent-style-name="standard">
      <style:graphic-properties draw:stroke="none" svg:stroke-color="#000000" draw:fill="none" draw:fill-color="#ffffff" fo:min-height="0.663cm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224cm"/>
    </style:style>
    <style:style style:name="gr10" style:family="graphic" style:parent-style-name="standard">
      <style:graphic-properties draw:stroke="none" draw:fill="none" fo:min-height="1.13cm"/>
    </style:style>
    <style:style style:name="gr11" style:family="graphic" style:parent-style-name="objectwithoutfill">
      <style:graphic-properties svg:stroke-width="0.051cm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none" fo:min-height="0.457cm"/>
    </style:style>
    <style:style style:name="gr13" style:family="graphic" style:parent-style-name="standard">
      <style:graphic-properties draw:stroke="none" draw:fill="none" fo:min-height="0.163cm"/>
    </style:style>
    <style:style style:name="gr14" style:family="graphic" style:parent-style-name="standard">
      <style:graphic-properties draw:stroke="none" draw:fill="none" fo:min-height="0.507cm"/>
    </style:style>
    <style:style style:name="gr15" style:family="graphic" style:parent-style-name="standard">
      <style:graphic-properties draw:stroke="none" draw:fill="none" fo:min-height="1.119cm"/>
    </style:style>
    <style:style style:name="gr16" style:family="graphic" style:parent-style-name="standard">
      <style:graphic-properties draw:stroke="none" draw:fill="none" fo:min-height="1.224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draw:fill="none" fo:min-height="0.297cm"/>
    </style:style>
    <style:style style:name="gr19" style:family="graphic" style:parent-style-name="objectwithoutfill">
      <style:graphic-properties svg:stroke-width="0.051cm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draw:fill="none" fo:min-height="0.303cm"/>
    </style:style>
    <style:style style:name="gr22" style:family="graphic" style:parent-style-name="standard">
      <style:graphic-properties svg:stroke-width="0.051cm" svg:stroke-color="#000000" draw:marker-start-width="0.276cm" draw:marker-end="Arrowheads_20_1" draw:marker-end-width="0.276cm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textarea-vertical-align="middle"/>
    </style:style>
    <style:style style:name="gr25" style:family="graphic" style:parent-style-name="standard">
      <style:graphic-properties draw:stroke="none" draw:fill="none" fo:min-height="1.576cm"/>
    </style:style>
    <style:style style:name="gr26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color="#c5000b"/>
    </style:style>
    <style:style style:name="P5" style:family="paragraph"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style:text-properties fo:color="#000000"/>
    </style:style>
    <style:style style:name="P8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ff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c5000b" fo:font-size="10pt" style:font-size-asian="10pt" style:font-size-complex="10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ff0000" fo:font-size="12pt" style:font-size-asian="12pt" style:font-size-complex="12pt"/>
    </style:style>
    <style:style style:name="T10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ff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86cm" svg:height="12.26cm" svg:x="2.554cm" svg:y="3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5.315cm" svg:height="3.8cm" svg:x="17.012cm" svg:y="8.996cm">
          <draw:glue-point draw:id="4" svg:x="-4.423cm" svg:y="5.002cm"/>
          <draw:glue-point draw:id="5" svg:x="-4.968cm" svg:y="2.1cm"/>
          <draw:glue-point draw:id="6" svg:x="-5.002cm" svg:y="1.052cm"/>
          <draw:glue-point draw:id="7" svg:x="-4.968cm" svg:y="-3.952cm"/>
          <draw:glue-point draw:id="8" svg:x="-5.002cm" svg:y="-3.06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1.826cm" svg:height="3.72cm" svg:x="17.085cm" svg:y="8.971cm">
          <draw:text-box>
            <text:p><text:span text:style-name="T1">tx_data</text:span></text:p>
            <text:p><text:span text:style-name="T1">rx_data</text:span></text:p>
            <text:p><text:span text:style-name="T1">rx_ack</text:span></text:p>
            <text:p><text:span text:style-name="T1"/></text:p>
            <text:p><text:span text:style-name="T1">tx_busy</text:span></text:p>
            <text:p><text:span text:style-name="T1">rx_error</text:span></text:p>
            <text:p><text:span text:style-name="T1">rx_avail</text:span></text:p>
            <text:p/>
          </draw:text-box>
        </draw:frame>
        <draw:frame draw:style-name="gr4" draw:layer="layout" svg:width="1.882cm" svg:height="1.433cm" svg:x="20.486cm" svg:y="9.883cm">
          <draw:text-box>
            <text:p><text:span text:style-name="T1">uart_rxd</text:span></text:p>
            <text:p><text:span text:style-name="T1"/></text:p>
            <text:p><text:span text:style-name="T1">uart_txd</text:span></text:p>
          </draw:text-box>
        </draw:frame>
        <draw:frame draw:style-name="gr5" draw:text-style-name="P2" draw:layer="layout" svg:width="2.183cm" svg:height="0.962cm" svg:x="18.625cm" svg:y="11.905cm">
          <draw:text-box>
            <text:p><text:span text:style-name="T2">uart.v</text:span></text:p>
          </draw:text-box>
        </draw:frame>
        <draw:custom-shape draw:style-name="gr6" draw:text-style-name="P1" xml:id="id5" draw:id="id5" draw:layer="layout" svg:width="0.607cm" svg:height="0.637cm" svg:x="11.871cm" svg:y="12.06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07cm" svg:height="0.637cm" svg:x="12.47cm" svg:y="12.0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07cm" svg:height="0.637cm" svg:x="13.07cm" svg:y="12.0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0.607cm" svg:height="0.637cm" svg:x="13.67cm" svg:y="12.0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07cm" svg:height="0.637cm" svg:x="14.27cm" svg:y="12.0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07cm" svg:height="0.637cm" svg:x="14.87cm" svg:y="12.0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xml:id="id3" draw:id="id3" draw:layer="layout" svg:width="0.607cm" svg:height="0.637cm" svg:x="15.47cm" svg:y="12.0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4" draw:id="id4" draw:layer="layout" svg:width="0.607cm" svg:height="0.637cm" svg:x="16.069cm" svg:y="12.061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7.012cm" svg:y1="10.896cm" svg:x2="13.973cm" svg:y2="12.062cm" draw:start-shape="id1" draw:end-shape="id2" draw:end-glue-point="0" svg:d="m17012 10896h-3039v1166">
          <text:p/>
        </draw:connector>
        <draw:connector draw:style-name="gr8" draw:text-style-name="P1" draw:layer="layout" svg:x1="17.012cm" svg:y1="11.295cm" svg:x2="15.773cm" svg:y2="12.062cm" draw:start-shape="id1" draw:start-glue-point="6" draw:end-shape="id3" draw:end-glue-point="0" svg:d="m17012 11295h-1239v767">
          <text:p/>
        </draw:connector>
        <draw:connector draw:style-name="gr8" draw:text-style-name="P1" draw:layer="layout" svg:x1="17.029cm" svg:y1="11.694cm" svg:x2="16.372cm" svg:y2="12.061cm" draw:start-shape="id1" draw:start-glue-point="5" draw:end-shape="id4" draw:end-glue-point="0" svg:d="m17029 11694h-657v367">
          <text:p/>
        </draw:connector>
        <draw:frame draw:style-name="gr9" draw:text-style-name="P3" draw:layer="layout" svg:width="1.454cm" svg:height="0.725cm" svg:x="11.606cm" svg:y="11.429cm">
          <draw:text-box>
            <text:p><text:span text:style-name="T3">UCR</text:span></text:p>
          </draw:text-box>
        </draw:frame>
        <draw:frame draw:style-name="gr10" draw:layer="layout" svg:width="2.601cm" svg:height="1.38cm" svg:x="14.478cm" svg:y="8.755cm">
          <draw:text-box>
            <text:p><text:span text:style-name="T4">wb_dat_i[7:0]</text:span></text:p>
          </draw:text-box>
        </draw:frame>
        <draw:custom-shape draw:style-name="gr7" draw:text-style-name="P1" xml:id="id6" draw:id="id6" draw:layer="layout" svg:width="3.173cm" svg:height="1.025cm" draw:transform="rotate (1.5707963267949) translate (9.639cm 11.986cm)">
          <draw:glue-point draw:id="8" svg:x="5.053cm" svg:y="3.422cm"/>
          <draw:glue-point draw:id="9" svg:x="5.053cm" svg:y="-3.246cm"/>
          <text:p/>
          <draw:enhanced-geometry svg:viewBox="0 0 21600 21600" draw:mirror-horizontal="true" draw:mirror-vertic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1" draw:text-style-name="P1" draw:layer="layout" draw:line-skew="0cm -0.822cm -3.1cm" svg:x1="11.871cm" svg:y1="12.381cm" svg:x2="10.667cm" svg:y2="11.487cm" draw:start-shape="id5" draw:start-glue-point="3" draw:end-shape="id6" draw:end-glue-point="8" svg:d="m11871 12381h-502v-3h-129v-891h-573">
          <text:p/>
        </draw:connector>
        <draw:connector draw:style-name="gr11" draw:text-style-name="P1" draw:layer="layout" draw:line-skew="-2.964cm" svg:x1="17.012cm" svg:y1="9.732cm" svg:x2="10.667cm" svg:y2="9.373cm" draw:start-shape="id1" draw:start-glue-point="8" draw:end-shape="id6" draw:end-glue-point="9" svg:d="m17012 9732h-4551v-359h-1794">
          <text:p/>
        </draw:connector>
        <draw:frame draw:style-name="gr12" draw:text-style-name="P4" draw:layer="layout" svg:width="2.708cm" svg:height="0.707cm" svg:x="2.605cm" svg:y="11.054cm">
          <draw:text-box>
            <text:p><text:span text:style-name="T4">wb_dat_o[7:0]</text:span></text:p>
          </draw:text-box>
        </draw:frame>
        <draw:frame draw:style-name="gr13" draw:text-style-name="P4" xml:id="id10" draw:id="id10" draw:layer="layout" svg:width="2.335cm" svg:height="0.645cm" svg:x="2.615cm" svg:y="7.66cm">
          <draw:text-box>
            <text:p><text:span text:style-name="T4">wb_adr_i[2]</text:span></text:p>
          </draw:text-box>
        </draw:frame>
        <draw:frame draw:style-name="gr14" xml:id="id11" draw:id="id11" draw:layer="layout" svg:width="0.698cm" svg:height="3.009cm" svg:x="9.929cm" svg:y="9.162cm">
          <draw:text-box>
            <text:p><text:span text:style-name="T1">1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0</text:span></text:p>
            <text:p><text:span text:style-name="T1"/></text:p>
          </draw:text-box>
        </draw:frame>
        <draw:custom-shape draw:style-name="gr7" draw:text-style-name="P1" xml:id="id7" draw:id="id7" draw:layer="layout" svg:width="2.703cm" svg:height="4.131cm" svg:x="5.119cm" svg:y="9.574cm">
          <draw:glue-point draw:id="4" svg:x="5.001cm" svg:y="-2.989cm"/>
          <draw:glue-point draw:id="5" svg:x="5.001cm" svg:y="3.035cm"/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9.643cm" svg:y1="10.402cm" svg:x2="7.821cm" svg:y2="10.405cm" draw:start-shape="id6" draw:start-glue-point="6" draw:end-shape="id7" draw:end-glue-point="4" svg:d="m9643 10402h-912v3h-910">
          <text:p/>
        </draw:connector>
        <draw:frame draw:style-name="gr14" draw:text-style-name="P5" draw:layer="layout" svg:width="0.951cm" svg:height="1.979cm" svg:x="6.871cm" svg:y="10.098cm">
          <draw:text-box>
            <text:p><text:span text:style-name="T5">D</text:span></text:p>
            <text:p><text:span text:style-name="T5"/></text:p>
            <text:p><text:span text:style-name="T5"/></text:p>
            <text:p><text:span text:style-name="T5">ce</text:span></text:p>
          </draw:text-box>
        </draw:frame>
        <draw:frame draw:style-name="gr15" draw:text-style-name="P6" draw:layer="layout" svg:width="0.951cm" svg:height="1.369cm" svg:x="7.282cm" svg:y="12.842cm">
          <draw:text-box>
            <text:p><text:span text:style-name="T6">&lt;</text:span></text:p>
          </draw:text-box>
        </draw:frame>
        <draw:custom-shape draw:style-name="gr7" draw:text-style-name="P1" xml:id="id9" draw:id="id9" draw:layer="layout" svg:width="1.51cm" svg:height="1.668cm" svg:x="12.051cm" svg:y="13.464cm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frame draw:style-name="gr16" draw:layer="layout" svg:width="2.126cm" svg:height="1.474cm" svg:x="13.371cm" svg:y="13.378cm">
          <draw:text-box>
            <text:p><text:span text:style-name="T4"><text:s/></text:span><text:span text:style-name="T4">wb_stb_i</text:span></text:p>
            <text:p><text:span text:style-name="T4"><text:s/></text:span><text:span text:style-name="T4">wb_cyc_i</text:span></text:p>
            <text:p><text:span text:style-name="T4">~wb_we_i</text:span></text:p>
          </draw:text-box>
        </draw:frame>
        <draw:line draw:style-name="gr17" draw:text-style-name="P1" draw:layer="layout" svg:x1="13.576cm" svg:y1="13.897cm" svg:x2="15.376cm" svg:y2="13.897cm">
          <text:p/>
        </draw:line>
        <draw:line draw:style-name="gr17" draw:text-style-name="P1" draw:layer="layout" svg:x1="13.564cm" svg:y1="14.323cm" svg:x2="15.364cm" svg:y2="14.323cm">
          <text:p/>
        </draw:line>
        <draw:line draw:style-name="gr17" draw:text-style-name="P1" draw:layer="layout" svg:x1="13.576cm" svg:y1="14.723cm" svg:x2="15.376cm" svg:y2="14.723cm">
          <text:p/>
        </draw:line>
        <draw:frame draw:style-name="gr18" draw:text-style-name="P7" draw:layer="layout" svg:width="1.612cm" svg:height="0.645cm" svg:x="10.607cm" svg:y="13.744cm">
          <draw:text-box>
            <text:p><text:span text:style-name="T7">wb_rd</text:span></text:p>
          </draw:text-box>
        </draw:frame>
        <draw:connector draw:style-name="gr11" draw:text-style-name="P1" draw:layer="layout" svg:x1="9.005cm" svg:y1="14.68cm" svg:x2="7.822cm" svg:y2="11.639cm" draw:start-shape="id8" draw:start-glue-point="7" draw:end-shape="id7" draw:end-glue-point="1" svg:d="m9005 14680h-593v-3041h-590">
          <text:p/>
        </draw:connector>
        <draw:custom-shape draw:style-name="gr7" draw:text-style-name="P1" xml:id="id8" draw:id="id8" draw:layer="layout" svg:width="1.51cm" svg:height="1.668cm" svg:x="9.004cm" svg:y="13.846cm">
          <draw:glue-point draw:id="8" svg:x="5.006cm" svg:y="-2.308cm"/>
          <draw:glue-point draw:id="9" svg:x="5.006cm" svg:y="2.494cm"/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connector draw:style-name="gr19" draw:text-style-name="P1" draw:layer="layout" svg:x1="12.052cm" svg:y1="14.298cm" svg:x2="10.514cm" svg:y2="14.296cm" draw:start-shape="id9" draw:start-glue-point="7" draw:end-shape="id8" draw:end-glue-point="8" svg:d="m12052 14298h-770v-2h-768">
          <text:p/>
        </draw:connector>
        <draw:connector draw:style-name="gr20" draw:text-style-name="P1" draw:layer="layout" svg:x1="10.514cm" svg:y1="15.095cm" svg:x2="12.051cm" svg:y2="15.098cm" draw:start-shape="id8" draw:start-glue-point="9" svg:d="m10514 15095h1019v3h518">
          <text:p/>
        </draw:connector>
        <draw:frame draw:style-name="gr21" draw:text-style-name="P7" draw:layer="layout" svg:width="1.27cm" svg:height="0.645cm" svg:x="10.633cm" svg:y="14.594cm">
          <draw:text-box>
            <text:p><text:span text:style-name="T7">~ack</text:span></text:p>
          </draw:text-box>
        </draw:frame>
        <draw:connector draw:style-name="gr20" draw:text-style-name="P1" draw:layer="layout" svg:x1="4.95cm" svg:y1="7.982cm" svg:x2="10.278cm" svg:y2="9.162cm" draw:start-shape="id10" draw:start-glue-point="1" draw:end-shape="id11" draw:end-glue-point="0" svg:d="m4950 7982h5328v1180">
          <text:p/>
        </draw:connector>
        <draw:connector draw:style-name="gr22" draw:text-style-name="P1" draw:layer="layout" svg:x1="14.768cm" svg:y1="9.394cm" svg:x2="17.029cm" svg:y2="9.395cm" draw:end-shape="id1" draw:end-glue-point="7" svg:d="m14768 9394h871v1h1390">
          <text:p/>
        </draw:connector>
        <draw:frame draw:style-name="gr21" draw:text-style-name="P7" draw:layer="layout" svg:width="1.367cm" svg:height="0.645cm" svg:x="19.006cm" svg:y="9.086cm">
          <draw:text-box>
            <text:p><text:span text:style-name="T7">tx_wr</text:span></text:p>
          </draw:text-box>
        </draw:frame>
        <draw:line draw:style-name="gr23" draw:text-style-name="P1" draw:layer="layout" svg:x1="5.145cm" svg:y1="11.684cm" svg:x2="2.579cm" svg:y2="11.684cm">
          <text:p/>
        </draw:line>
        <draw:connector draw:style-name="gr24" draw:text-style-name="P1" draw:layer="layout" svg:x1="5.044cm" svg:y1="7.036cm" svg:x2="5.044cm" svg:y2="7.036cm" svg:d="m5044 7036">
          <text:p/>
        </draw:connector>
        <draw:frame draw:style-name="gr25" draw:text-style-name="P8" draw:layer="layout" svg:width="10.139cm" svg:height="2.147cm" svg:x="2.606cm" svg:y="4.31cm">
          <draw:text-box>
            <text:p><text:span text:style-name="T8">typedef struct {</text:span></text:p>
            <text:p><text:span text:style-name="T8"><text:s text:c="3"/></text:span><text:span text:style-name="T8">volatile uint32_t ucr; <text:s/>BASE <text:s text:c="7"/>=</text:span><text:span text:style-name="T9"> </text:span><text:span text:style-name="T10">X X </text:span><text:span text:style-name="T11">0 </text:span><text:span text:style-name="T10">0 0</text:span><text:span text:style-name="T9"> </text:span><text:span text:style-name="T8"><text:s text:c="5"/></text:span></text:p>
            <text:p><text:span text:style-name="T8"><text:s text:c="3"/></text:span><text:span text:style-name="T8">volatile uint32_t rxtx; BASE + 4 = <text:s/></text:span><text:span text:style-name="T10">X X </text:span><text:span text:style-name="T11">1 </text:span><text:span text:style-name="T10">0 0</text:span></text:p>
            <text:p><text:span text:style-name="T8">} uart_t;</text:span></text:p>
          </draw:text-box>
        </draw:frame>
        <draw:custom-shape draw:style-name="gr26" draw:text-style-name="P1" xml:id="id12" draw:id="id12" draw:layer="layout" svg:width="0.418cm" svg:height="1.616cm" svg:x="10.358cm" svg:y="4.48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xml:id="id13" draw:id="id13" draw:layer="layout" svg:width="2.417cm" svg:height="4.707cm" svg:x="9.134cm" svg:y="7.487cm">
          <text:p/>
          <draw:enhanced-geometry svg:viewBox="0 0 21600 21600" draw:type="rectangle" draw:enhanced-path="M 0 0 L 21600 0 21600 21600 0 21600 0 0 Z N"/>
        </draw:custom-shape>
        <draw:connector draw:style-name="gr27" draw:text-style-name="P1" draw:layer="layout" svg:x1="10.567cm" svg:y1="6.105cm" svg:x2="10.342cm" svg:y2="7.487cm" draw:start-shape="id12" draw:start-glue-point="2" draw:end-shape="id13" draw:end-glue-point="0" svg:d="m10567 6105v691h-225v6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6T20:34:44</meta:creation-date>
    <dc:date>2012-04-19T12:29:13</dc:date>
    <meta:editing-duration>PT3H36M48S</meta:editing-duration>
    <meta:editing-cycles>113</meta:editing-cycles>
    <meta:generator>LibreOffice/3.5$Linux_x86 LibreOffice_project/350m1$Build-102</meta:generator>
    <meta:document-statistic meta:object-count="48"/>
  </office:meta>
</office:document-meta>
</file>